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fill-color="#cccc99" draw:textarea-horizontal-align="justify" draw:textarea-vertical-align="middle" draw:auto-grow-height="false" fo:min-height="0.51cm" fo:min-width="0.259cm"/>
    </style:style>
    <style:style style:name="gr2" style:family="graphic" style:parent-style-name="standard">
      <style:graphic-properties draw:fill-color="#cccc99" draw:textarea-horizontal-align="justify" draw:textarea-vertical-align="middle" draw:auto-grow-height="false" fo:min-height="0.51cm" fo:min-width="0.26cm"/>
    </style:style>
    <style:style style:name="gr3" style:family="graphic" style:parent-style-name="standard">
      <style:graphic-properties draw:fill-color="#b2b2b2" draw:textarea-horizontal-align="justify" draw:textarea-vertical-align="middle" draw:auto-grow-height="false" fo:min-height="0.602cm" fo:min-width="0.734cm"/>
    </style:style>
    <style:style style:name="gr4" style:family="graphic" style:parent-style-name="standard">
      <style:graphic-properties draw:fill-color="#cccc99" draw:textarea-horizontal-align="justify" draw:textarea-vertical-align="middle" draw:auto-grow-height="false" fo:min-height="7.181cm" fo:min-width="5.912cm"/>
    </style:style>
    <style:style style:name="gr5" style:family="graphic" style:parent-style-name="standard">
      <style:graphic-properties draw:textarea-horizontal-align="justify" draw:textarea-vertical-align="middle" draw:auto-grow-height="false" fo:min-height="0.601cm" fo:min-width="0.734cm"/>
    </style:style>
    <style:style style:name="gr6" style:family="graphic" style:parent-style-name="standard">
      <style:graphic-properties draw:fill-color="#999966" draw:textarea-horizontal-align="justify" draw:textarea-vertical-align="middle" draw:auto-grow-height="false" fo:min-height="0.206cm" fo:min-width="0.506cm"/>
    </style:style>
    <style:style style:name="gr7" style:family="graphic" style:parent-style-name="standard">
      <style:graphic-properties draw:fill-color="#eeeeee" draw:textarea-horizontal-align="justify" draw:textarea-vertical-align="middle" draw:auto-grow-height="false" fo:min-height="1.44cm" fo:min-width="0.734cm"/>
    </style:style>
    <style:style style:name="gr8" style:family="graphic" style:parent-style-name="standard">
      <style:graphic-properties draw:fill-color="#b2b2b2" draw:textarea-horizontal-align="justify" draw:textarea-vertical-align="middle" draw:auto-grow-height="false" fo:min-height="0.509cm" fo:min-width="0.26cm"/>
    </style:style>
    <style:style style:name="gr9" style:family="graphic" style:parent-style-name="standard">
      <style:graphic-properties draw:textarea-horizontal-align="justify" draw:textarea-vertical-align="middle" draw:auto-grow-height="false" fo:min-height="0.71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1.426cm" fo:min-width="0cm"/>
    </style:style>
    <style:style style:name="gr12" style:family="graphic" style:parent-style-name="standard">
      <style:graphic-properties draw:fill-color="#ffffff" draw:textarea-horizontal-align="justify" draw:textarea-vertical-align="middle" draw:auto-grow-height="false" fo:min-height="0.392cm" fo:min-width="1.124cm" fo:wrap-option="no-wrap"/>
    </style:style>
    <style:style style:name="gr13" style:family="graphic" style:parent-style-name="standard">
      <style:graphic-properties draw:fill-color="#ffffff" draw:textarea-horizontal-align="justify" draw:textarea-vertical-align="middle" draw:auto-grow-height="false" fo:min-height="0.392cm" fo:min-width="1.125cm" fo:wrap-option="no-wrap"/>
    </style:style>
    <style:style style:name="gr14" style:family="graphic" style:parent-style-name="standard">
      <style:graphic-properties draw:fill-color="#ffffff" draw:textarea-horizontal-align="justify" draw:textarea-vertical-align="middle" draw:auto-grow-height="false" fo:min-height="0.652cm" fo:min-width="1.7cm" fo:wrap-option="no-wrap"/>
    </style:style>
    <style:style style:name="gr15" style:family="graphic" style:parent-style-name="standard">
      <style:graphic-properties draw:fill-color="#669900" draw:textarea-horizontal-align="justify" draw:textarea-vertical-align="middle" draw:auto-grow-height="false" fo:min-height="1.505cm" fo:min-width="2.094cm" fo:wrap-option="no-wrap"/>
    </style:style>
    <style:style style:name="gr16" style:family="graphic" style:parent-style-name="standard">
      <style:graphic-properties draw:fill-color="#669900" draw:textarea-horizontal-align="justify" draw:textarea-vertical-align="middle" draw:auto-grow-height="false" fo:min-height="3.556cm" fo:min-width="4.01cm" fo:wrap-option="no-wrap"/>
    </style:style>
    <style:style style:name="gr17" style:family="graphic" style:parent-style-name="objectwithoutfill">
      <style:graphic-properties draw:fill="solid" draw:fill-color="#663300" draw:textarea-vertical-align="middle"/>
    </style:style>
    <style:style style:name="gr18" style:family="graphic" style:parent-style-name="standard">
      <style:graphic-properties draw:fill-color="#cccc99" draw:textarea-horizontal-align="justify" draw:textarea-vertical-align="middle" draw:auto-grow-height="false" fo:min-height="0cm" fo:min-width="0cm"/>
    </style:style>
    <style:style style:name="gr19" style:family="graphic" style:parent-style-name="standard">
      <style:graphic-properties draw:fill-color="#b2b2b2" draw:textarea-horizontal-align="justify" draw:textarea-vertical-align="middle" draw:auto-grow-height="false" fo:min-height="0cm" fo:min-width="0cm"/>
    </style:style>
    <style:style style:name="gr20" style:family="graphic" style:parent-style-name="standard">
      <style:graphic-properties draw:fill-color="#cccc99" draw:textarea-horizontal-align="justify" draw:textarea-vertical-align="middle" draw:auto-grow-height="false" fo:min-height="1.522cm" fo:min-width="1.03cm"/>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standard">
      <style:graphic-properties draw:fill-color="#999966" draw:textarea-horizontal-align="justify" draw:textarea-vertical-align="middle" draw:auto-grow-height="false" fo:min-height="0cm" fo:min-width="0cm"/>
    </style:style>
    <style:style style:name="gr23" style:family="graphic" style:parent-style-name="standard">
      <style:graphic-properties draw:fill-color="#eeeeee" draw:textarea-horizontal-align="justify" draw:textarea-vertical-align="middle" draw:auto-grow-height="false" fo:min-height="0.153cm" fo:min-width="0cm"/>
    </style:style>
    <style:style style:name="gr24" style:family="graphic" style:parent-style-name="standard">
      <style:graphic-properties draw:textarea-horizontal-align="justify" draw:textarea-vertical-align="middle" draw:auto-grow-height="false" fo:min-height="0.149cm" fo:min-width="0cm"/>
    </style:style>
    <style:style style:name="gr25"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6" style:family="graphic" style:parent-style-name="objectwithoutfill">
      <style:graphic-properties svg:stroke-width="0.2cm" svg:stroke-color="#999999" draw:marker-start-width="0.5cm" draw:marker-end-width="0.5cm" draw:fill="none" draw:textarea-vertical-align="middle" fo:padding-top="0.225cm" fo:padding-bottom="0.225cm" fo:padding-left="0.35cm" fo:padding-right="0.35cm"/>
    </style:style>
    <style:style style:name="gr27" style:family="graphic" style:parent-style-name="standard">
      <style:graphic-properties draw:textarea-horizontal-align="justify" draw:textarea-vertical-align="middle" draw:auto-grow-height="false" fo:min-height="0.138cm" fo:min-width="1.514cm"/>
    </style:style>
    <style:style style:name="gr28"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9" style:family="graphic" style:parent-style-name="standard">
      <style:graphic-properties draw:fill-color="#330099" draw:textarea-horizontal-align="justify" draw:textarea-vertical-align="middle" draw:auto-grow-height="false" fo:min-height="0.034cm" fo:min-width="0cm"/>
    </style:style>
    <style:style style:name="gr30" style:family="graphic" style:parent-style-name="objectwithoutfill">
      <style:graphic-properties draw:stroke="dash" draw:stroke-dash="Fine_20_Dashed" svg:stroke-width="0.1cm" svg:stroke-color="#00ff66" draw:marker-start-width="0.35cm" draw:marker-end-width="0.35cm" draw:fill="none" draw:textarea-vertical-align="middle" fo:padding-top="0.175cm" fo:padding-bottom="0.175cm" fo:padding-left="0.3cm" fo:padding-right="0.3cm"/>
    </style:style>
    <style:style style:name="gr31" style:family="graphic" style:parent-style-name="standard">
      <style:graphic-properties draw:fill-color="#ffffff" draw:textarea-horizontal-align="justify" draw:textarea-vertical-align="middle" draw:auto-grow-height="false" fo:min-height="1.389cm" fo:min-width="1.827cm" fo:wrap-option="no-wrap"/>
    </style:style>
    <style:style style:name="gr32" style:family="graphic" style:parent-style-name="standard">
      <style:graphic-properties draw:fill-color="#cccc99" draw:textarea-horizontal-align="justify" draw:textarea-vertical-align="middle" draw:auto-grow-height="false" fo:min-height="0.51cm" fo:min-width="0.26cm" draw:shadow="hidden"/>
    </style:style>
    <style:style style:name="gr33" style:family="graphic" style:parent-style-name="standard">
      <style:graphic-properties draw:fill-color="#ffffff" draw:textarea-horizontal-align="justify" draw:textarea-vertical-align="middle" draw:auto-grow-height="false" fo:min-height="1.001cm" fo:min-width="1.7cm" fo:wrap-option="no-wrap"/>
    </style:style>
    <style:style style:name="gr34" style:family="graphic" style:parent-style-name="standard">
      <style:graphic-properties draw:fill="none" draw:fill-color="#cccc99" draw:textarea-horizontal-align="justify" draw:textarea-vertical-align="middle" draw:auto-grow-height="false" fo:min-height="6.056cm" fo:min-width="4.786cm"/>
    </style:style>
    <style:style style:name="gr35" style:family="graphic" style:parent-style-name="standard">
      <style:graphic-properties draw:fill="none" draw:fill-color="#cccc99" draw:textarea-horizontal-align="justify" draw:textarea-vertical-align="middle" draw:auto-grow-height="false" fo:min-height="7.181cm" fo:min-width="5.912cm"/>
    </style:style>
    <style:style style:name="gr36" style:family="graphic" style:parent-style-name="standard">
      <style:graphic-properties draw:fill-color="#00cc33" draw:textarea-horizontal-align="justify" draw:textarea-vertical-align="middle" draw:auto-grow-height="false" fo:min-height="4.352cm" fo:min-width="4.447cm"/>
    </style:style>
    <style:style style:name="gr37" style:family="graphic" style:parent-style-name="standard">
      <style:graphic-properties draw:fill-color="#999999" draw:textarea-horizontal-align="justify" draw:textarea-vertical-align="middle" draw:auto-grow-height="false" fo:min-height="0.569cm" fo:min-width="3.253cm"/>
    </style:style>
    <style:style style:name="gr38" style:family="graphic" style:parent-style-name="standard">
      <style:graphic-properties draw:fill-color="#999999" draw:textarea-horizontal-align="justify" draw:textarea-vertical-align="middle" draw:auto-grow-height="false" fo:min-height="0.224cm" fo:min-width="1.758cm"/>
    </style:style>
    <style:style style:name="gr39" style:family="graphic" style:parent-style-name="standard">
      <style:graphic-properties draw:fill-color="#cccccc" draw:textarea-horizontal-align="justify" draw:textarea-vertical-align="middle" draw:auto-grow-height="false" fo:min-height="2.166cm" fo:min-width="1.068cm"/>
    </style:style>
    <style:style style:name="gr40" style:family="graphic" style:parent-style-name="standard">
      <style:graphic-properties draw:fill-color="#00cc00" draw:textarea-horizontal-align="justify" draw:textarea-vertical-align="middle" draw:auto-grow-height="false" fo:min-height="1.69cm" fo:min-width="1.167cm"/>
    </style:style>
    <style:style style:name="gr41" style:family="graphic" style:parent-style-name="standard">
      <style:graphic-properties draw:fill-color="#3333ff" draw:textarea-horizontal-align="justify" draw:textarea-vertical-align="middle" draw:auto-grow-height="false" fo:min-height="0.584cm" fo:min-width="1.958cm"/>
    </style:style>
    <style:style style:name="gr42" style:family="graphic" style:parent-style-name="standard">
      <style:graphic-properties draw:textarea-horizontal-align="justify" draw:textarea-vertical-align="middle" draw:auto-grow-height="false" fo:min-height="1.98cm" fo:min-width="0.492cm"/>
    </style:style>
    <style:style style:name="gr43" style:family="graphic" style:parent-style-name="standard">
      <style:graphic-properties draw:fill-color="#333333" draw:textarea-horizontal-align="justify" draw:textarea-vertical-align="middle" draw:auto-grow-height="false" fo:min-height="0.554cm" fo:min-width="0.283cm"/>
    </style:style>
    <style:style style:name="gr44" style:family="graphic" style:parent-style-name="standard">
      <style:graphic-properties draw:fill-color="#666666" draw:textarea-horizontal-align="justify" draw:textarea-vertical-align="middle" draw:auto-grow-height="false" fo:min-height="0.554cm" fo:min-width="0.283cm"/>
    </style:style>
    <style:style style:name="gr45" style:family="graphic" style:parent-style-name="standard">
      <style:graphic-properties draw:fill-color="#808080" draw:textarea-horizontal-align="justify" draw:textarea-vertical-align="middle" draw:auto-grow-height="false" fo:min-height="0.209cm" fo:min-width="0cm"/>
    </style:style>
    <style:style style:name="gr46" style:family="graphic" style:parent-style-name="standard">
      <style:graphic-properties draw:fill-color="#333333" draw:textarea-horizontal-align="justify" draw:textarea-vertical-align="middle" draw:auto-grow-height="false" fo:min-height="0.107cm" fo:min-width="0cm"/>
    </style:style>
    <style:style style:name="gr47" style:family="graphic" style:parent-style-name="standard">
      <style:graphic-properties draw:textarea-horizontal-align="justify" draw:textarea-vertical-align="middle" draw:auto-grow-height="false" fo:min-height="0.282cm" fo:min-width="0.391cm"/>
    </style:style>
    <style:style style:name="gr48" style:family="graphic" style:parent-style-name="standard">
      <style:graphic-properties draw:fill-color="#ff6600" draw:textarea-horizontal-align="justify" draw:textarea-vertical-align="middle" draw:auto-grow-height="false" fo:min-height="0.035cm" fo:min-width="0cm"/>
    </style:style>
    <style:style style:name="gr49" style:family="graphic" style:parent-style-name="standard">
      <style:graphic-properties draw:fill-color="#808080" draw:textarea-horizontal-align="justify" draw:textarea-vertical-align="middle" draw:auto-grow-height="false" fo:min-height="0.411cm" fo:min-width="0.276cm"/>
    </style:style>
    <style:style style:name="gr50" style:family="graphic" style:parent-style-name="standard">
      <style:graphic-properties draw:fill-color="#ffffff" draw:textarea-horizontal-align="justify" draw:textarea-vertical-align="middle" draw:auto-grow-height="false" fo:min-height="1.076cm" fo:min-width="2.303cm" fo:wrap-option="no-wrap"/>
    </style:style>
    <style:style style:name="gr51" style:family="graphic" style:parent-style-name="standard">
      <style:graphic-properties draw:fill-color="#ffffff" draw:textarea-horizontal-align="justify" draw:textarea-vertical-align="middle" draw:auto-grow-height="false" fo:min-height="1.471cm" fo:min-width="2.541cm" fo:wrap-option="no-wrap"/>
    </style:style>
    <style:style style:name="gr52" style:family="graphic" style:parent-style-name="standard">
      <style:graphic-properties draw:fill-color="#ffffff" draw:textarea-horizontal-align="justify" draw:textarea-vertical-align="middle" draw:auto-grow-height="false" fo:min-height="1.157cm" fo:min-width="2.303cm" fo:wrap-option="no-wrap"/>
    </style:style>
    <style:style style:name="gr53" style:family="graphic" style:parent-style-name="standard">
      <style:graphic-properties draw:fill-color="#ffffff" draw:textarea-horizontal-align="justify" draw:textarea-vertical-align="middle" draw:auto-grow-height="false" fo:min-height="1.074cm" fo:min-width="1.985cm" fo:wrap-option="no-wrap"/>
    </style:style>
    <style:style style:name="gr54" style:family="graphic" style:parent-style-name="standard">
      <style:graphic-properties draw:fill-color="#ffffff" draw:textarea-horizontal-align="justify" draw:textarea-vertical-align="middle" draw:auto-grow-height="false" fo:min-height="1.273cm" fo:min-width="3.161cm" fo:wrap-option="no-wrap"/>
    </style:style>
    <style:style style:name="gr55" style:family="graphic" style:parent-style-name="standard">
      <style:graphic-properties draw:fill-color="#ffffff" draw:textarea-horizontal-align="justify" draw:textarea-vertical-align="middle" draw:auto-grow-height="false" fo:min-height="1.36cm" fo:min-width="2.303cm" fo:wrap-option="no-wrap"/>
    </style:style>
    <style:style style:name="gr56" style:family="graphic" style:parent-style-name="standard">
      <style:graphic-properties draw:fill="none" draw:fill-color="#eeeeee" draw:textarea-horizontal-align="justify" draw:textarea-vertical-align="middle" draw:auto-grow-height="false" fo:min-height="2.079cm" fo:min-width="1.357cm"/>
    </style:style>
    <style:style style:name="gr57" style:family="graphic" style:parent-style-name="standard">
      <style:graphic-properties draw:fill-color="#003300" draw:textarea-horizontal-align="justify" draw:textarea-vertical-align="middle" draw:auto-grow-height="false" fo:min-height="13.744cm" fo:min-width="8.516cm"/>
    </style:style>
    <style:style style:name="gr58" style:family="graphic" style:parent-style-name="standard">
      <style:graphic-properties draw:fill-color="#006600" draw:textarea-horizontal-align="justify" draw:textarea-vertical-align="middle" draw:auto-grow-height="false" fo:min-height="11.754cm" fo:min-width="8.516cm"/>
    </style:style>
    <style:style style:name="gr59" style:family="graphic" style:parent-style-name="standard">
      <style:graphic-properties draw:fill-color="#cccccc" draw:textarea-horizontal-align="justify" draw:textarea-vertical-align="middle" draw:auto-grow-height="false" fo:min-height="2.933cm" fo:min-width="3.577cm"/>
    </style:style>
    <style:style style:name="gr60" style:family="graphic" style:parent-style-name="standard">
      <style:graphic-properties draw:textarea-horizontal-align="justify" draw:textarea-vertical-align="middle" draw:auto-grow-height="false" fo:min-height="6.013cm" fo:min-width="1.516cm"/>
    </style:style>
    <style:style style:name="gr61" style:family="graphic" style:parent-style-name="standard">
      <style:graphic-properties draw:fill-color="#000066" draw:textarea-horizontal-align="justify" draw:textarea-vertical-align="middle" draw:auto-grow-height="false" fo:min-height="3.768cm" fo:min-width="3.518cm"/>
    </style:style>
    <style:style style:name="gr62" style:family="graphic" style:parent-style-name="standard">
      <style:graphic-properties draw:fill-color="#111111" draw:textarea-horizontal-align="justify" draw:textarea-vertical-align="middle" draw:auto-grow-height="false" fo:min-height="7.099cm" fo:min-width="0.333cm"/>
    </style:style>
    <style:style style:name="gr63" style:family="graphic" style:parent-style-name="standard">
      <style:graphic-properties draw:fill-color="#1c1c1c" draw:textarea-horizontal-align="justify" draw:textarea-vertical-align="middle" draw:auto-grow-height="false" fo:min-height="1.652cm" fo:min-width="4.929cm"/>
    </style:style>
    <style:style style:name="gr64" style:family="graphic" style:parent-style-name="standard">
      <style:graphic-properties draw:textarea-horizontal-align="justify" draw:textarea-vertical-align="middle" draw:auto-grow-height="false" fo:min-height="1.743cm" fo:min-width="3.188cm"/>
    </style:style>
    <style:style style:name="gr65" style:family="graphic" style:parent-style-name="standard">
      <style:graphic-properties draw:fill-color="#dddddd" draw:textarea-horizontal-align="justify" draw:textarea-vertical-align="middle" draw:auto-grow-height="false" fo:min-height="1.628cm" fo:min-width="1.861cm"/>
    </style:style>
    <style:style style:name="gr66" style:family="graphic" style:parent-style-name="standard">
      <style:graphic-properties draw:fill-color="#111111" draw:textarea-horizontal-align="justify" draw:textarea-vertical-align="middle" draw:auto-grow-height="false" fo:min-height="2.57cm" fo:min-width="0.333cm"/>
    </style:style>
    <style:style style:name="gr67" style:family="graphic" style:parent-style-name="standard">
      <style:graphic-properties draw:textarea-horizontal-align="justify" draw:textarea-vertical-align="middle" draw:auto-grow-height="false" fo:min-height="2.407cm" fo:min-width="0cm"/>
    </style:style>
    <style:style style:name="gr68" style:family="graphic" style:parent-style-name="standard">
      <style:graphic-properties draw:textarea-horizontal-align="justify" draw:textarea-vertical-align="middle" draw:auto-grow-height="false" fo:min-height="1.033cm" fo:min-width="0.37cm"/>
    </style:style>
    <style:style style:name="gr69" style:family="graphic" style:parent-style-name="standard">
      <style:graphic-properties svg:stroke-width="0.3cm" svg:stroke-color="#808080" draw:marker-start-width="0.65cm" draw:marker-end-width="0.65cm" draw:fill="none" draw:textarea-horizontal-align="justify" draw:textarea-vertical-align="middle" draw:auto-grow-height="false" fo:min-height="5.058cm" fo:min-width="6.335cm" fo:padding-top="0.275cm" fo:padding-bottom="0.275cm" fo:padding-left="0.4cm" fo:padding-right="0.4cm"/>
    </style:style>
    <style:style style:name="gr70" style:family="graphic" style:parent-style-name="objectwithoutfill">
      <style:graphic-properties svg:stroke-width="0.4cm" svg:stroke-color="#999999" draw:marker-start-width="0.8cm" draw:marker-end-width="0.8cm" draw:fill="none" draw:textarea-vertical-align="middle" fo:padding-top="0.325cm" fo:padding-bottom="0.325cm" fo:padding-left="0.45cm" fo:padding-right="0.45cm"/>
    </style:style>
    <style:style style:name="gr71"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3cm" svg:stroke-color="#808080" draw:marker-start-width="0.65cm" draw:marker-end-width="0.65cm" draw:fill="none" draw:textarea-vertical-align="middle" fo:padding-top="0.275cm" fo:padding-bottom="0.275cm" fo:padding-left="0.4cm" fo:padding-right="0.4cm"/>
    </style:style>
    <style:style style:name="P1" style:family="paragraph">
      <loext:graphic-properties draw:fill-color="#cccc99"/>
      <style:paragraph-properties fo:text-align="center"/>
    </style:style>
    <style:style style:name="P2" style:family="paragraph">
      <loext:graphic-properties draw:fill-color="#b2b2b2"/>
      <style:paragraph-properties fo:text-align="center"/>
    </style:style>
    <style:style style:name="P3" style:family="paragraph">
      <style:paragraph-properties fo:text-align="center"/>
    </style:style>
    <style:style style:name="P4" style:family="paragraph">
      <loext:graphic-properties draw:fill-color="#999966"/>
      <style:paragraph-properties fo:text-align="center"/>
    </style:style>
    <style:style style:name="P5" style:family="paragraph">
      <loext:graphic-properties draw:fill-color="#eeeeee"/>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color="#669900"/>
      <style:paragraph-properties fo:text-align="center"/>
    </style:style>
    <style:style style:name="P9" style:family="paragraph">
      <loext:graphic-properties draw:fill="solid" draw:fill-color="#663300"/>
      <style:paragraph-properties fo:text-align="center"/>
    </style:style>
    <style:style style:name="P10" style:family="paragraph">
      <loext:graphic-properties draw:fill-color="#330099"/>
      <style:paragraph-properties fo:text-align="center"/>
    </style:style>
    <style:style style:name="P11" style:family="paragraph">
      <loext:graphic-properties draw:fill="none" draw:fill-color="#cccc99"/>
      <style:paragraph-properties fo:text-align="center"/>
    </style:style>
    <style:style style:name="P12" style:family="paragraph">
      <loext:graphic-properties draw:fill-color="#00cc33"/>
      <style:paragraph-properties fo:text-align="center"/>
    </style:style>
    <style:style style:name="P13" style:family="paragraph">
      <loext:graphic-properties draw:fill-color="#999999"/>
      <style:paragraph-properties fo:text-align="center"/>
    </style:style>
    <style:style style:name="P14" style:family="paragraph">
      <loext:graphic-properties draw:fill-color="#cccccc"/>
      <style:paragraph-properties fo:text-align="center"/>
    </style:style>
    <style:style style:name="P15" style:family="paragraph">
      <loext:graphic-properties draw:fill-color="#00cc00"/>
      <style:paragraph-properties fo:text-align="center"/>
    </style:style>
    <style:style style:name="P16" style:family="paragraph">
      <loext:graphic-properties draw:fill-color="#3333ff"/>
      <style:paragraph-properties fo:text-align="center"/>
    </style:style>
    <style:style style:name="P17" style:family="paragraph">
      <loext:graphic-properties draw:fill-color="#333333"/>
      <style:paragraph-properties fo:text-align="center"/>
    </style:style>
    <style:style style:name="P18" style:family="paragraph">
      <loext:graphic-properties draw:fill-color="#666666"/>
      <style:paragraph-properties fo:text-align="center"/>
    </style:style>
    <style:style style:name="P19" style:family="paragraph">
      <loext:graphic-properties draw:fill-color="#808080"/>
      <style:paragraph-properties fo:text-align="center"/>
    </style:style>
    <style:style style:name="P20" style:family="paragraph">
      <loext:graphic-properties draw:fill-color="#ff6600"/>
      <style:paragraph-properties fo:text-align="center"/>
    </style:style>
    <style:style style:name="P21" style:family="paragraph">
      <loext:graphic-properties draw:fill="none" draw:fill-color="#eeeeee"/>
      <style:paragraph-properties fo:text-align="center"/>
    </style:style>
    <style:style style:name="P22" style:family="paragraph">
      <loext:graphic-properties draw:fill-color="#003300"/>
      <style:paragraph-properties fo:text-align="center"/>
    </style:style>
    <style:style style:name="P23" style:family="paragraph">
      <loext:graphic-properties draw:fill-color="#006600"/>
      <style:paragraph-properties fo:text-align="center"/>
    </style:style>
    <style:style style:name="P24" style:family="paragraph">
      <loext:graphic-properties draw:fill-color="#000066"/>
      <style:paragraph-properties fo:text-align="center"/>
    </style:style>
    <style:style style:name="P25" style:family="paragraph">
      <loext:graphic-properties draw:fill-color="#111111"/>
      <style:paragraph-properties fo:text-align="center"/>
    </style:style>
    <style:style style:name="P26" style:family="paragraph">
      <loext:graphic-properties draw:fill-color="#1c1c1c"/>
      <style:paragraph-properties fo:text-align="center"/>
    </style:style>
    <style:style style:name="P27" style:family="paragraph">
      <loext:graphic-properties draw:fill-color="#dddddd"/>
      <style:paragraph-properties fo:text-align="center"/>
    </style:style>
    <style:style style:name="P28" style:family="paragraph">
      <style:paragraph-properties fo:text-align="center"/>
      <style:text-properties fo:font-size="13pt" style:font-size-asian="13pt" style:font-size-complex="13pt"/>
    </style:style>
    <style:style style:name="P29" style:family="paragraph">
      <loext:graphic-properties draw:fill="none"/>
      <style:paragraph-properties fo:text-align="center"/>
      <style:text-properties fo:font-weight="bold"/>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1.073cm" svg:height="1.074cm" svg:x="11.488cm" svg:y="7.06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1" draw:layer="layout" svg:width="1.074cm" svg:height="1.074cm" svg:x="8.322cm" svg:y="7.06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1.234cm" svg:height="0.852cm" svg:x="9.502cm" svg:y="16.3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6.412cm" svg:height="7.431cm" svg:x="7.034cm" svg:y="7.531cm">
          <text:p/>
          <draw:enhanced-geometry svg:viewBox="0 0 21600 21600" draw:mirror-vertic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9.502cm" svg:y="17.06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9.341cm" svg:y="14.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9.502cm" svg:y="17.0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9.609cm" svg:y="18.4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9.77cm" svg:y="14.9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845) rotate (0.660607121879854) translate (7.56246339842811cm 21.0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9.818cm 20.3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6.873cm" svg:y="19.2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10" draw:text-style-name="P6" draw:layer="layout" svg:width="2.004cm" svg:height="0.298cm" draw:transform="rotate (1.8167132184009) translate (8.46207806764696cm 7.4846175966344cm)" svg:viewBox="0 0 2005 299" svg:d="M0 298c316 11 624-71 924-156 283-80 577-95 866-142l215 26">
          <text:p/>
        </draw:path>
        <draw:path draw:style-name="gr10" draw:text-style-name="P6" draw:layer="layout" svg:width="1.965cm" svg:height="0.129cm" draw:transform="skewX (0.000523598775598352) rotate (1.21265476428566) translate (11.9664959632268cm 7.37068204105874cm)" svg:viewBox="0 0 1966 130" svg:d="M0 118c283 27 567 5 848-31 333-42 668-20 999-87l119 13">
          <text:p/>
        </draw:path>
        <draw:custom-shape draw:style-name="gr14" draw:text-style-name="P7" draw:layer="layout" svg:width="3.124cm" svg:height="1.282cm" svg:x="13.096cm" svg:y="6.023cm">
          <text:p text:style-name="P3">吊り下げ</text:p>
          <draw:enhanced-geometry svg:viewBox="0 0 21600 21600" draw:glue-points="10800 0 3160 3160 0 10800 3160 18440 10800 21600 18440 18440 21600 10800 18440 3160 ?f14 ?f15" draw:text-areas="3200 3200 18400 18400" draw:type="round-callout" draw:modifiers="-3704.832 16212.6266562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3.922cm" svg:y="10.568cm">
          <text:p text:style-name="P3">防水BOX</text:p>
          <draw:enhanced-geometry svg:viewBox="0 0 21600 21600" draw:glue-points="10800 0 3160 3160 0 10800 3160 18440 10800 21600 18440 18440 21600 10800 18440 3160 ?f14 ?f15" draw:text-areas="3200 3200 18400 18400" draw:type="round-callout" draw:modifiers="-3704.832 16212.6266562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2" draw:style-name="dp1" draw:master-page-name="標準">
        <draw:custom-shape draw:style-name="gr15" draw:text-style-name="P8" draw:layer="layout" svg:width="3.97cm" svg:height="2.704cm" svg:x="17.03cm" svg:y="5.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3.97cm" svg:height="2.704cm" svg:x="16.03cm" svg:y="6.0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3.97cm" svg:height="2.704cm" svg:x="16.622cm" svg:y="6.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8" draw:layer="layout" svg:width="6.902cm" svg:height="5.866cm" svg:x="11.101cm" svg:y="1.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7" draw:text-style-name="P9" draw:layer="layout" svg:width="12.826cm" svg:height="7.107cm" draw:transform="skewX (-4.08571946068077E-017) rotate (-1.35193203859481) translate (18.9925136697948cm 2.61591383401686cm)" svg:viewBox="0 0 12827 7108" svg:d="M12563 7108c290-378 330-958 174-1317-690-36-1444-71-2069-107-599-33-1202 35-1803-106-705-165-1252-602-1852-942-587-333-1077-806-1541-1285-495-511-672-1234-804-1948-39-209-521-2431-524-823-1 662 391 1271 454 1928 60 619 1188 1520-62 1872-640 180-1272 390-1928 455-574 57-1148-119-1659-487-1422-1022 758 454-300 817-1701 583 451-224 693-200 1298 132-453 1285-534 1738 653-287 1490-1288 2250-1238 580 38 1194-107 1746 94 583 214 1011 236 1690 612 577 319 1279 49 1915 131 639 82 1277 88 1916 132l574 68c0 0 1109 403 1664 606z">
          <text:p/>
        </draw:path>
        <draw:g>
          <draw:custom-shape draw:style-name="gr18" draw:text-style-name="P1" draw:layer="layout" svg:width="0.256cm" svg:height="0.256cm" draw:transform="rotate (0.261799387799149) translate (15.178cm 9.03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 draw:layer="layout" svg:width="0.256cm" svg:height="0.256cm" draw:transform="skewX (0.00383972435438745) rotate (0.261799387799149) translate (14.449cm 9.23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9" draw:text-style-name="P2" draw:layer="layout" svg:width="0.294cm" svg:height="0.204cm" draw:transform="skewX (0.00488692190558409) rotate (-0.261799387799149) translate (15.347cm 11.217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 draw:layer="layout" svg:width="1.53cm" svg:height="1.771cm" draw:transform="rotate (-0.261799387799149) translate (14.64cm 9.018cm)">
            <text:p/>
            <draw:enhanced-geometry svg:viewBox="0 0 21600 21600" draw:mirror-vertic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3" draw:layer="layout" svg:width="0.294cm" svg:height="0.202cm" draw:transform="rotate (-0.261799387799149) translate (15.392cm 11.38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4" draw:layer="layout" svg:width="0.338cm" svg:height="0.154cm" draw:transform="skewX (0.00645771823237896) rotate (0.261799387799149) translate (15.121cm 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draw:layer="layout" svg:width="0.295cm" svg:height="0.403cm" draw:transform="skewX (-0.0024434609527921) rotate (-0.261799387799149) translate (15.443cm 11.387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 draw:layer="layout" svg:width="0.256cm" svg:height="0.257cm" draw:transform="rotate (0.261799387799149) translate (15.448cm 11.7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3" draw:layer="layout" svg:width="0.159cm" svg:height="0.301cm" draw:transform="rotate (0.261799387799149) translate (15.27cm 10.962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3" draw:layer="layout" svg:width="0.135cm" svg:height="0.504cm" draw:transform="skewX (0.0139626340159547) rotate (-0.434412450821388) translate (15.612cm 12.19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0.477cm" svg:height="0.072cm" draw:transform="skewX (-0.00453785605518531) rotate (2.07467288184566) translate (14.5057208450332cm 9.32313568189548cm)" svg:viewBox="0 0 478 73" svg:d="M0 73c75 2 149-18 221-38 67-20 137-24 206-35l51 6">
            <text:p/>
          </draw:path>
        </draw:g>
        <draw:path draw:style-name="gr25" draw:text-style-name="P6" draw:layer="layout" svg:width="1.127cm" svg:height="0.913cm" draw:transform="rotate (2.11324465831473) translate (14.351cm 9.059cm)" svg:viewBox="0 0 1128 914" svg:d="M0 0c343 10 719 11 1016 209l92 459 20 246">
          <text:p/>
        </draw:path>
        <draw:path draw:style-name="gr25" draw:text-style-name="P6" draw:layer="layout" svg:width="1.136cm" svg:height="1.316cm" draw:transform="rotate (-0.734085483388816) translate (15.5109971486477cm 7.31988865852066cm)" svg:viewBox="0 0 1137 1317" svg:d="M0 57c486-238 529 336 788 529l166 315 148 292 35 124">
          <text:p/>
        </draw:path>
        <draw:path draw:style-name="gr26" draw:text-style-name="P6" draw:layer="layout" svg:width="1.782cm" svg:height="1.125cm" draw:transform="rotate (-0.138404609683151) translate (14.6947795432198cm 14.6779858045147cm)" svg:viewBox="0 0 1783 1126" svg:d="M1224 22c326-124 720 296 490 599-202 268-552 322-836 465l-285 40-353-38-240-53">
          <text:p/>
        </draw:path>
        <draw:path draw:style-name="gr26" draw:text-style-name="P6" draw:layer="layout" svg:width="2.373cm" svg:height="2.454cm" draw:transform="rotate (-2.29702782854974) translate (16.6928487772413cm 16.660858048738cm)" svg:viewBox="0 0 2374 2455" svg:d="M0 2439c328 78 649-136 801-441 174-348 132-738 268-1084 120-309 49-765 439-891 387-124 597 279 722 552 163 361 166 778 114 1168l-82 342-213-196 258-230">
          <text:p/>
        </draw:path>
        <draw:polyline draw:style-name="gr10" draw:text-style-name="P6" draw:layer="layout" svg:width="0.309cm" svg:height="0.027cm" draw:transform="rotate (-1.89141331038626) translate (13.9856801996686cm 16.9708824711022cm)" svg:viewBox="0 0 310 28" draw:points="0,9 300,0 310,28">
          <text:p/>
        </draw:polyline>
        <draw:path draw:style-name="gr26" draw:text-style-name="P6" draw:layer="layout" svg:width="8.74cm" svg:height="1.588cm" draw:transform="rotate (-0.100705497840074) translate (5.10671197604372cm 16.1064338685349cm)" svg:viewBox="0 0 8741 1589" svg:d="M8257 61c349-270 729 462 277 174-302-193 10-174-294-57-301 117-645 247-944 384-306 140-3949 694-4261 749-315 56-631 15-947 67-302 50-611 66-915 92-297 25-591 85-890 61l-283 58">
          <text:p/>
        </draw:path>
        <draw:custom-shape draw:style-name="gr27" draw:text-style-name="P3" draw:layer="layout" svg:width="2.013cm" svg:height="1.553cm" svg:x="2.789cm" svg:y="17.284cm">
          <text:p/>
          <draw:enhanced-geometry svg:viewBox="0 0 88 21600" draw:glue-points="44 ?f6 44 0 0 10800 44 21600 88 10800" draw:text-areas="0 ?f6 88 ?f3" draw:type="can" draw:modifiers="7213.8996138996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6" draw:text-style-name="P6" draw:layer="layout" svg:width="1.526cm" svg:height="1.756cm" draw:transform="skewX (0.00453785605518505) rotate (-2.22895998772196) translate (4.98955255372947cm 17.7371974352555cm)" svg:viewBox="0 0 1527 1757" svg:d="M0 18c317-92 516 188 742 335 207 135 358 343 503 544 131 182 336 363 269 621l-135 239">
          <text:p/>
        </draw:path>
        <draw:path draw:style-name="gr28" draw:text-style-name="P6" draw:layer="layout" svg:width="2.968cm" svg:height="0.557cm" svg:x="4.975cm" svg:y="17.506cm" svg:viewBox="0 0 2969 558" svg:d="M0 37c297-10 593-4 892-29 314-27 1538 15 1841 87 860 204-882 142-1180 172-340 34-677 54-1006-29-862-219 440 819-230 0l86-57">
          <text:p/>
        </draw:path>
        <draw:path draw:style-name="gr25" draw:text-style-name="P6" draw:layer="layout" svg:width="5.272cm" svg:height="0.67cm" draw:transform="rotate (1.10706234454) translate (13.2004149867613cm 16.6801516090897cm)" svg:viewBox="0 0 5273 671" svg:d="M0 579c424 142 2529 77 2932 77 348 1 1852-476 2341-656">
          <text:p/>
        </draw:path>
        <draw:custom-shape draw:style-name="gr29" draw:text-style-name="P10" draw:layer="layout" svg:width="0.432cm" svg:height="0.402cm" svg:x="14.667cm" svg:y="9.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 draw:text-style-name="P6" draw:layer="layout" svg:width="14.422cm" svg:height="13.484cm" draw:transform="skewX (3.83077991803976E-017) rotate (-1.93260308073332) translate (15.0378625084852cm 9.85643258940556cm)" svg:viewBox="0 0 14423 13485" svg:d="M316 0c0 0 7025 1175 10117 814 1687-177 5972 14315 2924 12516-3928-3659-13357-13026-13357-13026z">
          <text:p/>
        </draw:path>
        <draw:custom-shape draw:style-name="gr31" draw:text-style-name="P7" draw:layer="layout" svg:width="3.307cm" svg:height="2.329cm" svg:x="4.314cm" svg:y="9.347cm">
          <text:p text:style-name="P3">撮影範囲</text:p>
          <draw:enhanced-geometry svg:viewBox="0 0 21600 21600" draw:glue-points="10800 0 3160 3160 0 10800 3160 18440 10800 21600 18440 18440 21600 10800 18440 3160 ?f14 ?f15" draw:text-areas="3200 3200 18400 18400" draw:type="round-callout" draw:modifiers="20098.1862152358 32798.62660944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3.307cm" svg:height="2.329cm" svg:x="15.933cm" svg:y="17.86cm">
          <text:p text:style-name="P3">たるませる</text:p>
          <draw:enhanced-geometry svg:viewBox="0 0 21600 21600" draw:glue-points="10800 0 3160 3160 0 10800 3160 18440 10800 21600 18440 18440 21600 10800 18440 3160 ?f14 ?f15" draw:text-areas="3200 3200 18400 18400" draw:type="round-callout" draw:modifiers="-182.829504232164 -797.253218884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標準">
        <draw:path draw:style-name="gr32" draw:text-style-name="P1" draw:layer="layout" svg:width="1.073cm" svg:height="0.615cm" draw:transform="rotate (1.5707963267949) translate (7.501cm 14.104cm)" svg:viewBox="0 0 1074 616" svg:d="M793 616c7-25 11-52 11-80 0-152-116-268-268-268s-268 116-268 268c0 28 4 55 11 80h-274c-3-26-5-52-5-79 0-304 233-537 537-537s537 233 537 537c0 27-2 53-5 79z">
          <text:p/>
        </draw:path>
        <draw:path draw:style-name="gr10" draw:text-style-name="P6" draw:layer="layout" svg:width="2.004cm" svg:height="0.298cm" draw:transform="rotate (1.8167132184009) translate (8.66207806764696cm 8.4846175966344cm)" svg:viewBox="0 0 2005 299" svg:d="M0 298c316 11 624-71 924-156 283-80 577-95 866-142l215 26">
          <text:p/>
        </draw:path>
        <draw:path draw:style-name="gr10" draw:text-style-name="P6" draw:layer="layout" svg:width="1.965cm" svg:height="0.129cm" draw:transform="skewX (0.000523598775598352) rotate (1.21265476428566) translate (12.1664959632268cm 8.37068204105874cm)" svg:viewBox="0 0 1966 130" svg:d="M0 118c283 27 567 5 848-31 333-42 668-20 999-87l119 13">
          <text:p/>
        </draw:path>
        <draw:custom-shape draw:style-name="gr33" draw:text-style-name="P7" draw:layer="layout" svg:width="3.124cm" svg:height="1.777cm" svg:x="12.547cm" svg:y="5.067cm">
          <text:p text:style-name="P3">吊り下げ</text:p>
          <draw:enhanced-geometry svg:viewBox="0 0 21600 21600" draw:glue-points="10800 0 3160 3160 0 10800 3160 18440 10800 21600 18440 18440 21600 10800 18440 3160 ?f14 ?f15" draw:text-areas="3200 3200 18400 18400" draw:type="round-callout" draw:modifiers="1928.448 30687.06411698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32" draw:text-style-name="P1" draw:layer="layout" svg:width="1.073cm" svg:height="0.615cm" svg:x="8.522cm" svg:y="8.163cm" svg:viewBox="0 0 1074 616" svg:d="M793 616c7-25 11-52 11-80 0-152-116-268-268-268s-268 116-268 268c0 28 4 55 11 80h-274c-3-26-5-52-5-79 0-304 233-537 537-537s537 233 537 537c0 27-2 53-5 79z">
          <text:p/>
        </draw:path>
        <draw:path draw:style-name="gr32" draw:text-style-name="P1" draw:layer="layout" svg:width="1.073cm" svg:height="0.615cm" svg:x="11.822cm" svg:y="8.063cm" svg:viewBox="0 0 1074 616" svg:d="M793 616c7-25 11-52 11-80 0-152-116-268-268-268s-268 116-268 268c0 28 4 55 11 80h-274c-3-26-5-52-5-79 0-304 233-537 537-537s537 233 537 537c0 27-2 53-5 79z">
          <text:p/>
        </draw:path>
        <draw:custom-shape draw:style-name="gr3" draw:text-style-name="P2" draw:layer="layout" svg:width="1.234cm" svg:height="0.852cm" svg:x="9.502cm" svg:y="16.3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1" draw:layer="layout" svg:width="6.412cm" svg:height="7.431cm" svg:x="7.034cm" svg:y="7.531cm">
          <text:p/>
          <draw:enhanced-geometry svg:viewBox="0 0 21600 21600" draw:mirror-vertical="true" draw:mirror-horizontal="fals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9.502cm" svg:y="17.06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9.341cm" svg:y="14.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9.502cm" svg:y="17.0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9.609cm" svg:y="18.4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9.77cm" svg:y="14.9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845) rotate (0.660607121879854) translate (7.56246339842811cm 21.0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9.818cm 20.3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6.873cm" svg:y="19.2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4.181cm" svg:y="14.767cm">
          <text:p text:style-name="P3">防水BOX</text:p>
          <draw:enhanced-geometry svg:viewBox="0 0 21600 21600" draw:glue-points="10800 0 3160 3160 0 10800 3160 18440 10800 21600 18440 18440 21600 10800 18440 3160 ?f14 ?f15" draw:text-areas="3200 3200 18400 18400" draw:type="round-callout" draw:modifiers="-7969.536 -8451.4419329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1" draw:layer="layout" svg:width="6.412cm" svg:height="7.431cm" svg:x="7.035cm" svg:y="7.539cm">
          <text:p/>
          <draw:enhanced-geometry svg:viewBox="0 0 21600 21600" draw:mirror-vertical="false" draw:mirror-horizont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6" draw:text-style-name="P12" draw:layer="layout" svg:width="4.947cm" svg:height="4.602cm" svg:x="7.707cm" svg:y="8.915cm">
          <text:p/>
          <draw:enhanced-geometry svg:viewBox="0 0 21600 21600" draw:type="rectangle" draw:enhanced-path="M 0 0 L 21600 0 21600 21600 0 21600 0 0 Z N"/>
        </draw:custom-shape>
        <draw:custom-shape draw:style-name="gr37" draw:text-style-name="P13" draw:layer="layout" svg:width="3.753cm" svg:height="0.819cm" svg:x="7.564cm" svg:y="12.157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13" draw:layer="layout" svg:width="2.258cm" svg:height="0.474cm" svg:x="9.131cm" svg:y="12.971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14" draw:layer="layout" svg:width="1.568cm" svg:height="2.416cm" svg:x="7.951cm" svg:y="8.599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5" draw:layer="layout" svg:width="1.667cm" svg:height="1.94cm" svg:x="9.477cm" svg:y="9.04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16" draw:layer="layout" svg:width="2.458cm" svg:height="0.834cm" svg:x="7.938cm" svg:y="11.2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 draw:layer="layout" svg:width="0.992cm" svg:height="3.566cm" svg:x="11.36cm" svg:y="9.49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17" draw:layer="layout" svg:width="1.107cm" svg:height="1.136cm" svg:x="9.376cm" svg:y="9.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8" draw:layer="layout" svg:width="1.107cm" svg:height="1.136cm" svg:x="9.217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9" draw:layer="layout" svg:width="0.661cm" svg:height="0.649cm" svg:x="9.462cm" svg:y="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7" draw:layer="layout" svg:width="0.514cm" svg:height="0.505cm" svg:x="9.52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0.891cm" svg:height="0.532cm" svg:x="10.325cm" svg:y="11.432cm">
          <text:p/>
          <draw:enhanced-geometry svg:viewBox="0 0 21600 21600" draw:type="rectangle" draw:enhanced-path="M 0 0 L 21600 0 21600 21600 0 21600 0 0 Z N"/>
        </draw:custom-shape>
        <draw:custom-shape draw:style-name="gr48" draw:text-style-name="P20" draw:layer="layout" svg:width="0.374cm" svg:height="0.403cm" svg:x="12.05cm" svg:y="9.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9" draw:layer="layout" svg:width="0.776cm" svg:height="0.661cm" svg:x="11.274cm" svg:y="8.858cm">
          <text:p/>
          <draw:enhanced-geometry svg:viewBox="0 0 21600 21600" draw:type="rectangle" draw:enhanced-path="M 0 0 L 21600 0 21600 21600 0 21600 0 0 Z N"/>
        </draw:custom-shape>
        <draw:custom-shape draw:style-name="gr21" draw:text-style-name="P3" draw:layer="layout" svg:width="0.316cm" svg:height="0.345cm" svg:x="11.418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1.073cm" svg:height="0.615cm" draw:transform="rotate (-1.5707963267949) translate (14.041cm 13.058cm)" svg:viewBox="0 0 1074 616" svg:d="M793 616c7-25 11-52 11-80 0-152-116-268-268-268s-268 116-268 268c0 28 4 55 11 80h-274c-3-26-5-52-5-79 0-304 233-537 537-537s537 233 537 537c0 27-2 53-5 79z">
          <text:p/>
        </draw:path>
        <draw:custom-shape draw:style-name="gr50" draw:text-style-name="P7" draw:layer="layout" svg:width="3.981cm" svg:height="1.884cm" svg:x="2.33cm" svg:y="12.323cm">
          <text:p text:style-name="P3">キャッチャー</text:p>
          <text:p text:style-name="P3">鉄板</text:p>
          <draw:enhanced-geometry svg:viewBox="0 0 21600 21600" draw:glue-points="10800 0 3160 3160 0 10800 3160 18440 10800 21600 18440 18440 21600 10800 18440 3160 ?f14 ?f15" draw:text-areas="3200 3200 18400 18400" draw:type="round-callout" draw:modifiers="29020.5926670015 2807.427055702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7" draw:layer="layout" svg:width="4.321cm" svg:height="2.445cm" svg:x="2.818cm" svg:y="9.49cm">
          <text:p text:style-name="P3">STM32F103</text:p>
          <text:p text:style-name="P3">MPU</text:p>
          <draw:enhanced-geometry svg:viewBox="0 0 21600 21600" draw:glue-points="10800 0 3160 3160 0 10800 3160 18440 10800 21600 18440 18440 21600 10800 18440 3160 ?f14 ?f15" draw:text-areas="3200 3200 18400 18400" draw:type="round-callout" draw:modifiers="28037.0198981953 18050.0408830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242cm" svg:y="12.64cm">
          <text:p text:style-name="P3">18650</text:p>
          <text:p text:style-name="P3">LiFePo4</text:p>
          <draw:enhanced-geometry svg:viewBox="0 0 21600 21600" draw:glue-points="10800 0 3160 3160 0 10800 3160 18440 10800 21600 18440 18440 21600 10800 18440 3160 ?f14 ?f15" draw:text-areas="3200 3200 18400 18400" draw:type="round-callout" draw:modifiers="-11727.5740833752 -13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11cm" svg:y="9.743cm">
          <text:p text:style-name="P3">動作確認</text:p>
          <text:p text:style-name="P3">スイッチ</text:p>
          <draw:enhanced-geometry svg:viewBox="0 0 21600 21600" draw:glue-points="10800 0 3160 3160 0 10800 3160 18440 10800 21600 18440 18440 21600 10800 18440 3160 ?f14 ?f15" draw:text-areas="3200 3200 18400 18400" draw:type="round-callout" draw:modifiers="-13821.3962832747 -396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3.275cm" svg:y="7.813cm">
          <text:p text:style-name="P3">動作確認</text:p>
          <text:p text:style-name="P3">LED</text:p>
          <draw:enhanced-geometry svg:viewBox="0 0 21600 21600" draw:glue-points="10800 0 3160 3160 0 10800 3160 18440 10800 21600 18440 18440 21600 10800 18440 3160 ?f14 ?f15" draw:text-areas="3200 3200 18400 18400" draw:type="round-callout" draw:modifiers="-4610.74836765445 125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7" draw:layer="layout" svg:width="3.529cm" svg:height="1.88cm" svg:x="5.464cm" svg:y="5.292cm">
          <text:p text:style-name="P3">広角カメラ</text:p>
          <draw:enhanced-geometry svg:viewBox="0 0 21600 21600" draw:glue-points="10800 0 3160 3160 0 10800 3160 18440 10800 21600 18440 18440 21600 10800 18440 3160 ?f14 ?f15" draw:text-areas="3200 3200 18400 18400" draw:type="round-callout" draw:modifiers="23937.4504249292 45565.55023923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7" draw:layer="layout" svg:width="5.201cm" svg:height="2.163cm" svg:x="1.668cm" svg:y="6.672cm">
          <text:p text:style-name="P3">無線モジュール</text:p>
          <text:p text:style-name="P3">interplan IM920</text:p>
          <draw:enhanced-geometry svg:viewBox="0 0 21600 21600" draw:glue-points="10800 0 3160 3160 0 10800 3160 18440 10800 21600 18440 18440 21600 10800 18440 3160 ?f14 ?f15" draw:text-areas="3200 3200 18400 18400" draw:type="round-callout" draw:modifiers="25677.508650519 23256.93160813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7" draw:layer="layout" svg:width="3.981cm" svg:height="2.286cm" svg:x="2.554cm" svg:y="14.049cm">
          <text:p text:style-name="P3">リードスイッチ</text:p>
          <draw:enhanced-geometry svg:viewBox="0 0 21600 21600" draw:glue-points="10800 0 3160 3160 0 10800 3160 18440 10800 21600 18440 18440 21600 10800 18440 3160 ?f14 ?f15" draw:text-areas="3200 3200 18400 18400" draw:type="round-callout" draw:modifiers="38876.7453540934 -7735.198950590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21" draw:layer="layout" svg:width="1.857cm" svg:height="2.329cm" svg:x="9.129cm" svg:y="12.559cm">
          <text:p/>
          <draw:enhanced-geometry svg:viewBox="0 0 88 21600" draw:mirror-vertical="true" draw:glue-points="44 ?f6 44 0 0 10800 44 21600 88 10800" draw:text-areas="0 ?f6 88 ?f3" draw:type="can" draw:modifiers="8528.755364806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7" draw:layer="layout" svg:width="3.124cm" svg:height="1.777cm" svg:x="9.097cm" svg:y="5.326cm">
          <text:p text:style-name="P3">USB</text:p>
          <draw:enhanced-geometry svg:viewBox="0 0 21600 21600" draw:glue-points="10800 0 3160 3160 0 10800 3160 18440 10800 21600 18440 18440 21600 10800 18440 3160 ?f14 ?f15" draw:text-areas="3200 3200 18400 18400" draw:type="round-callout" draw:modifiers="13056.768 75757.9302587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4" draw:style-name="dp1" draw:master-page-name="標準">
        <draw:custom-shape draw:style-name="gr57" draw:text-style-name="P22" draw:layer="layout" svg:width="9.016cm" svg:height="13.994cm" svg:x="6.222cm" svg:y="7.104cm">
          <text:p/>
          <draw:enhanced-geometry svg:viewBox="0 0 21600 21600" draw:type="rectangle" draw:enhanced-path="M 0 0 L 21600 0 21600 21600 0 21600 0 0 Z N"/>
        </draw:custom-shape>
        <draw:custom-shape draw:style-name="gr58" draw:text-style-name="P23" draw:layer="layout" svg:width="9.016cm" svg:height="12.004cm" svg:x="6.222cm" svg:y="7.104cm">
          <text:p/>
          <draw:enhanced-geometry svg:viewBox="0 0 21600 21600" draw:type="rectangle" draw:enhanced-path="M 0 0 L 21600 0 21600 21600 0 21600 0 0 Z N"/>
        </draw:custom-shape>
        <draw:path draw:style-name="gr32" draw:text-style-name="P1" draw:layer="layout" svg:width="1.073cm" svg:height="0.615cm" draw:transform="rotate (1.5707963267949) translate (8.301cm 19.604cm)" svg:viewBox="0 0 1074 616" svg:d="M793 616c7-25 11-52 11-80 0-152-116-268-268-268s-268 116-268 268c0 28 4 55 11 80h-274c-3-26-5-52-5-79 0-304 233-537 537-537s537 233 537 537c0 27-2 53-5 79z">
          <text:p/>
        </draw:path>
        <draw:path draw:style-name="gr10" draw:text-style-name="P6" draw:layer="layout" svg:width="2.004cm" svg:height="0.298cm" draw:transform="rotate (1.8167132184009) translate (8.66207806764696cm 11.3846175966344cm)" svg:viewBox="0 0 2005 299" svg:d="M0 298c316 11 624-71 924-156 283-80 577-95 866-142l215 26">
          <text:p/>
        </draw:path>
        <draw:path draw:style-name="gr10" draw:text-style-name="P6" draw:layer="layout" svg:width="1.965cm" svg:height="0.129cm" draw:transform="skewX (0.000523598775598296) rotate (1.21265476428566) translate (12.1664959632268cm 11.2706820410587cm)" svg:viewBox="0 0 1966 130" svg:d="M0 118c283 27 567 5 848-31 333-42 668-20 999-87l119 13">
          <text:p/>
        </draw:path>
        <draw:custom-shape draw:style-name="gr33" draw:text-style-name="P7" draw:layer="layout" svg:width="3.124cm" svg:height="1.777cm" svg:x="12.547cm" svg:y="5.067cm">
          <text:p text:style-name="P3">吊り下げ</text:p>
          <draw:enhanced-geometry svg:viewBox="0 0 21600 21600" draw:glue-points="10800 0 3160 3160 0 10800 3160 18440 10800 21600 18440 18440 21600 10800 18440 3160 ?f14 ?f15" draw:text-areas="3200 3200 18400 18400" draw:type="round-callout" draw:modifiers="1928.448 30687.06411698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32" draw:text-style-name="P1" draw:layer="layout" svg:width="1.073cm" svg:height="0.615cm" svg:x="8.522cm" svg:y="11.063cm" svg:viewBox="0 0 1074 616" svg:d="M793 616c7-25 11-52 11-80 0-152-116-268-268-268s-268 116-268 268c0 28 4 55 11 80h-274c-3-26-5-52-5-79 0-304 233-537 537-537s537 233 537 537c0 27-2 53-5 79z">
          <text:p/>
        </draw:path>
        <draw:path draw:style-name="gr32" draw:text-style-name="P1" draw:layer="layout" svg:width="1.073cm" svg:height="0.615cm" svg:x="11.822cm" svg:y="10.963cm" svg:viewBox="0 0 1074 616" svg:d="M793 616c7-25 11-52 11-80 0-152-116-268-268-268s-268 116-268 268c0 28 4 55 11 80h-274c-3-26-5-52-5-79 0-304 233-537 537-537s537 233 537 537c0 27-2 53-5 79z">
          <text:p/>
        </draw:path>
        <draw:custom-shape draw:style-name="gr3" draw:text-style-name="P2" draw:layer="layout" svg:width="1.234cm" svg:height="0.852cm" svg:x="10.302cm" svg:y="21.858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1" draw:layer="layout" svg:width="6.412cm" svg:height="7.431cm" svg:x="7.034cm" svg:y="7.531cm">
          <text:p/>
          <draw:enhanced-geometry svg:viewBox="0 0 21600 21600" draw:mirror-vertical="true" draw:mirror-horizontal="fals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1.234cm" svg:height="0.851cm" svg:x="10.302cm" svg:y="22.564cm">
          <text:p/>
          <draw:enhanced-geometry svg:viewBox="0 0 88 21600" draw:mirror-vertical="tru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layer="layout" svg:width="1.422cm" svg:height="0.644cm" svg:x="10.141cm" svg:y="1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34cm" svg:height="1.69cm" svg:x="10.302cm" svg:y="22.573cm">
          <text:p/>
          <draw:enhanced-geometry svg:viewBox="0 0 88 21600" draw:mirror-vertical="true" draw:glue-points="44 ?f6 44 0 0 10800 44 21600 88 10800" draw:text-areas="0 ?f6 88 ?f3" draw:type="can" draw:modifiers="5826.1555806087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draw:layer="layout" svg:width="1.074cm" svg:height="1.073cm" svg:x="10.409cm" svg:y="23.94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 draw:text-style-name="P3" draw:layer="layout" svg:width="0.671cm" svg:height="1.261cm" svg:x="10.57cm" svg:y="20.454cm">
          <text:p/>
          <draw:enhanced-geometry svg:viewBox="0 0 21600 21600" draw:text-areas="?f0 ?f7 ?f2 21600" draw:type="up-arrow" draw:modifiers="9648.97959183674 5181.54719659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 draw:text-style-name="P6" draw:layer="layout" svg:width="3.186cm" svg:height="0.755cm" draw:transform="skewX (-0.00034906585039894) rotate (0.660607121879854) translate (8.36246339842811cm 26.5614219141132cm)" svg:viewBox="0 0 3187 756" svg:d="M0 756c367-27 742 35 1101-62 370-100 747-159 1125-179 341-19 857 26 939-290 146-566-464 123-720 52l-271 130-292 113-237 87">
          <text:p/>
        </draw:path>
        <draw:custom-shape draw:style-name="gr11" draw:text-style-name="P3" draw:layer="layout" svg:width="0.563cm" svg:height="2.12cm" draw:transform="rotate (-0.696211838620538) translate (10.618cm 25.829cm)">
          <text:p/>
          <draw:enhanced-geometry svg:viewBox="0 0 21600 21600" draw:text-areas="?f0 0 ?f2 ?f5" draw:type="down-arrow" draw:modifiers="10933.5131490223 6219.5909580193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08cm" svg:height="0.912cm" svg:x="11.004cm" svg:y="15.487cm">
          <text:p text:style-name="P3">磁石</text:p>
          <draw:enhanced-geometry svg:viewBox="0 0 21600 21600" draw:glue-points="10800 0 3160 3160 0 10800 3160 18440 10800 21600 18440 18440 21600 10800 18440 3160 ?f14 ?f15" draw:text-areas="3200 3200 18400 18400" draw:type="round-callout" draw:modifiers="-5014.11866608922 22782.9134720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2.307cm" svg:height="0.912cm" svg:x="7.673cm" svg:y="24.744cm">
          <text:p text:style-name="P3">罠へ</text:p>
          <draw:enhanced-geometry svg:viewBox="0 0 21600 21600" draw:glue-points="10800 0 3160 3160 0 10800 3160 18440 10800 21600 18440 18440 21600 10800 18440 3160 ?f14 ?f15" draw:text-areas="3200 3200 18400 18400" draw:type="round-callout" draw:modifiers="15348.3535528596 45494.852135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7" draw:layer="layout" svg:width="3.124cm" svg:height="1.282cm" svg:x="14.181cm" svg:y="14.767cm">
          <text:p text:style-name="P3">防水BOX</text:p>
          <draw:enhanced-geometry svg:viewBox="0 0 21600 21600" draw:glue-points="10800 0 3160 3160 0 10800 3160 18440 10800 21600 18440 18440 21600 10800 18440 3160 ?f14 ?f15" draw:text-areas="3200 3200 18400 18400" draw:type="round-callout" draw:modifiers="-7969.536 -8451.4419329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1" draw:layer="layout" svg:width="6.412cm" svg:height="7.431cm" svg:x="7.035cm" svg:y="7.539cm">
          <text:p/>
          <draw:enhanced-geometry svg:viewBox="0 0 21600 21600" draw:mirror-vertical="false" draw:mirror-horizontal="true" draw:glue-points="?f7 0 ?f6 ?f1 0 ?f10 ?f6 21600 ?f4 ?f10 21600 ?f9" draw:path-stretchpoint-x="10800" draw:path-stretchpoint-y="10800" draw:text-areas="0 ?f1 ?f4 ?f12" draw:type="cube" draw:modifiers="3795.050167224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6" draw:text-style-name="P12" draw:layer="layout" svg:width="4.947cm" svg:height="4.602cm" svg:x="7.707cm" svg:y="8.915cm">
          <text:p/>
          <draw:enhanced-geometry svg:viewBox="0 0 21600 21600" draw:type="rectangle" draw:enhanced-path="M 0 0 L 21600 0 21600 21600 0 21600 0 0 Z N"/>
        </draw:custom-shape>
        <draw:custom-shape draw:style-name="gr38" draw:text-style-name="P13" draw:layer="layout" svg:width="2.258cm" svg:height="0.474cm" svg:x="9.931cm" svg:y="18.471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14" draw:layer="layout" svg:width="4.077cm" svg:height="3.183cm" svg:x="10.858cm" svg:y="7.099cm">
          <text:p/>
          <draw:enhanced-geometry svg:viewBox="0 0 21600 21600" draw:mirror-vertical="true"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5" draw:layer="layout" svg:width="1.667cm" svg:height="1.94cm" svg:x="0.156cm" svg:y="9.07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16" draw:layer="layout" svg:width="2.458cm" svg:height="0.834cm" svg:x="7.938cm" svg:y="14.16cm">
          <text:p/>
          <draw:enhanced-geometry svg:viewBox="0 0 21600 21600" draw:mirror-vertical="true" draw:glue-points="?f7 0 ?f6 ?f1 0 ?f10 ?f6 21600 ?f4 ?f10 21600 ?f9" draw:path-stretchpoint-x="10800" draw:path-stretchpoint-y="10800" draw:text-areas="0 ?f1 ?f4 ?f12" draw:type="cube" draw:modifiers="2281.481481481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 draw:layer="layout" svg:width="2.016cm" svg:height="6.263cm" svg:x="17.312cm" svg:y="9.265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17" draw:layer="layout" svg:width="1.107cm" svg:height="1.136cm" svg:x="0.57cm" svg:y="9.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8" draw:layer="layout" svg:width="1.107cm" svg:height="1.136cm" svg:x="0.411cm" svg:y="9.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9" draw:layer="layout" svg:width="0.661cm" svg:height="0.649cm" svg:x="0.656cm" svg:y="9.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7" draw:layer="layout" svg:width="0.514cm" svg:height="0.505cm" svg:x="0.714cm" svg:y="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0.891cm" svg:height="0.532cm" svg:x="10.325cm" svg:y="14.332cm">
          <text:p/>
          <draw:enhanced-geometry svg:viewBox="0 0 21600 21600" draw:type="rectangle" draw:enhanced-path="M 0 0 L 21600 0 21600 21600 0 21600 0 0 Z N"/>
        </draw:custom-shape>
        <draw:custom-shape draw:style-name="gr48" draw:text-style-name="P20" draw:layer="layout" svg:width="0.374cm" svg:height="0.403cm" svg:x="1.994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9" draw:layer="layout" svg:width="0.776cm" svg:height="0.661cm" svg:x="1.218cm" svg:y="9.353cm">
          <text:p/>
          <draw:enhanced-geometry svg:viewBox="0 0 21600 21600" draw:type="rectangle" draw:enhanced-path="M 0 0 L 21600 0 21600 21600 0 21600 0 0 Z N"/>
        </draw:custom-shape>
        <draw:custom-shape draw:style-name="gr21" draw:text-style-name="P3" draw:layer="layout" svg:width="0.316cm" svg:height="0.345cm" svg:x="1.362cm" svg:y="9.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1" draw:layer="layout" svg:width="1.073cm" svg:height="0.615cm" draw:transform="rotate (-1.5707963267949) translate (14.041cm 13.058cm)" svg:viewBox="0 0 1074 616" svg:d="M793 616c7-25 11-52 11-80 0-152-116-268-268-268s-268 116-268 268c0 28 4 55 11 80h-274c-3-26-5-52-5-79 0-304 233-537 537-537s537 233 537 537c0 27-2 53-5 79z">
          <text:p/>
        </draw:path>
        <draw:custom-shape draw:style-name="gr50" draw:text-style-name="P7" draw:layer="layout" svg:width="3.981cm" svg:height="1.884cm" svg:x="2.33cm" svg:y="12.323cm">
          <text:p text:style-name="P3">キャッチャー</text:p>
          <text:p text:style-name="P3">鉄板</text:p>
          <draw:enhanced-geometry svg:viewBox="0 0 21600 21600" draw:glue-points="10800 0 3160 3160 0 10800 3160 18440 10800 21600 18440 18440 21600 10800 18440 3160 ?f14 ?f15" draw:text-areas="3200 3200 18400 18400" draw:type="round-callout" draw:modifiers="29020.5926670015 2807.427055702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7" draw:layer="layout" svg:width="4.321cm" svg:height="2.445cm" svg:x="2.818cm" svg:y="9.49cm">
          <text:p text:style-name="P3">STM32F103</text:p>
          <text:p text:style-name="P3">MPU</text:p>
          <draw:enhanced-geometry svg:viewBox="0 0 21600 21600" draw:glue-points="10800 0 3160 3160 0 10800 3160 18440 10800 21600 18440 18440 21600 10800 18440 3160 ?f14 ?f15" draw:text-areas="3200 3200 18400 18400" draw:type="round-callout" draw:modifiers="28037.0198981953 18050.04088307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242cm" svg:y="12.64cm">
          <text:p text:style-name="P3">18650</text:p>
          <text:p text:style-name="P3">LiFePo4</text:p>
          <draw:enhanced-geometry svg:viewBox="0 0 21600 21600" draw:glue-points="10800 0 3160 3160 0 10800 3160 18440 10800 21600 18440 18440 21600 10800 18440 3160 ?f14 ?f15" draw:text-areas="3200 3200 18400 18400" draw:type="round-callout" draw:modifiers="-11727.5740833752 -135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4.11cm" svg:y="9.743cm">
          <text:p text:style-name="P3">動作確認</text:p>
          <text:p text:style-name="P3">スイッチ</text:p>
          <draw:enhanced-geometry svg:viewBox="0 0 21600 21600" draw:glue-points="10800 0 3160 3160 0 10800 3160 18440 10800 21600 18440 18440 21600 10800 18440 3160 ?f14 ?f15" draw:text-areas="3200 3200 18400 18400" draw:type="round-callout" draw:modifiers="-13821.3962832747 -396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2" draw:text-style-name="P7" draw:layer="layout" svg:width="3.981cm" svg:height="1.999cm" svg:x="13.275cm" svg:y="7.813cm">
          <text:p text:style-name="P3">動作確認</text:p>
          <text:p text:style-name="P3">LED</text:p>
          <draw:enhanced-geometry svg:viewBox="0 0 21600 21600" draw:glue-points="10800 0 3160 3160 0 10800 3160 18440 10800 21600 18440 18440 21600 10800 18440 3160 ?f14 ?f15" draw:text-areas="3200 3200 18400 18400" draw:type="round-callout" draw:modifiers="-4610.74836765445 125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7" draw:layer="layout" svg:width="3.529cm" svg:height="1.88cm" svg:x="4.342cm" svg:y="1.787cm">
          <text:p text:style-name="P3">広角カメラ</text:p>
          <draw:enhanced-geometry svg:viewBox="0 0 21600 21600" draw:glue-points="10800 0 3160 3160 0 10800 3160 18440 10800 21600 18440 18440 21600 10800 18440 3160 ?f14 ?f15" draw:text-areas="3200 3200 18400 18400" draw:type="round-callout" draw:modifiers="23937.4504249292 45565.55023923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7" draw:layer="layout" svg:width="5.201cm" svg:height="2.163cm" svg:x="1.668cm" svg:y="6.672cm">
          <text:p text:style-name="P3">無線モジュール</text:p>
          <text:p text:style-name="P3">interplan IM920</text:p>
          <draw:enhanced-geometry svg:viewBox="0 0 21600 21600" draw:glue-points="10800 0 3160 3160 0 10800 3160 18440 10800 21600 18440 18440 21600 10800 18440 3160 ?f14 ?f15" draw:text-areas="3200 3200 18400 18400" draw:type="round-callout" draw:modifiers="25677.508650519 23256.93160813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7" draw:layer="layout" svg:width="3.981cm" svg:height="2.286cm" svg:x="2.554cm" svg:y="14.049cm">
          <text:p text:style-name="P3">リードスイッチ</text:p>
          <draw:enhanced-geometry svg:viewBox="0 0 21600 21600" draw:glue-points="10800 0 3160 3160 0 10800 3160 18440 10800 21600 18440 18440 21600 10800 18440 3160 ?f14 ?f15" draw:text-areas="3200 3200 18400 18400" draw:type="round-callout" draw:modifiers="38876.7453540934 -7735.198950590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21" draw:layer="layout" svg:width="1.857cm" svg:height="2.329cm" svg:x="9.929cm" svg:y="18.059cm">
          <text:p/>
          <draw:enhanced-geometry svg:viewBox="0 0 88 21600" draw:mirror-vertical="true" draw:glue-points="44 ?f6 44 0 0 10800 44 21600 88 10800" draw:text-areas="0 ?f6 88 ?f3" draw:type="can" draw:modifiers="8528.755364806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7" draw:layer="layout" svg:width="3.124cm" svg:height="1.777cm" svg:x="9.119cm" svg:y="7.859cm">
          <text:p text:style-name="P3">USB</text:p>
          <draw:enhanced-geometry svg:viewBox="0 0 21600 21600" draw:glue-points="10800 0 3160 3160 0 10800 3160 18440 10800 21600 18440 18440 21600 10800 18440 3160 ?f14 ?f15" draw:text-areas="3200 3200 18400 18400" draw:type="round-callout" draw:modifiers="13056.768 75757.9302587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24" draw:layer="layout" svg:width="4.018cm" svg:height="4.018cm" svg:x="6.522cm" svg:y="7.226cm">
          <text:p/>
          <draw:enhanced-geometry svg:viewBox="0 0 21600 21600" draw:type="rectangle" draw:enhanced-path="M 0 0 L 21600 0 21600 21600 0 21600 0 0 Z N"/>
        </draw:custom-shape>
        <draw:custom-shape draw:style-name="gr62" draw:text-style-name="P25" draw:layer="layout" svg:width="0.833cm" svg:height="7.349cm" svg:x="6.422cm" svg:y="13.811cm">
          <text:p/>
          <draw:enhanced-geometry svg:viewBox="0 0 21600 21600" draw:type="rectangle" draw:enhanced-path="M 0 0 L 21600 0 21600 21600 0 21600 0 0 Z N"/>
        </draw:custom-shape>
        <draw:custom-shape draw:style-name="gr60" draw:text-style-name="P3" draw:layer="layout" svg:width="2.016cm" svg:height="6.263cm" draw:transform="rotate (-1.5707963267949) translate (14.856cm 16.631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 draw:layer="layout" svg:width="2.016cm" svg:height="6.263cm" draw:transform="rotate (-1.5707963267949) translate (14.829cm 18.842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 draw:layer="layout" svg:width="2.016cm" svg:height="6.263cm" draw:transform="rotate (-1.5707963267949) translate (14.739cm 14.406cm)">
          <text:p/>
          <draw:enhanced-geometry svg:viewBox="0 0 88 21600" draw:mirror-vertical="true" draw:glue-points="44 ?f6 44 0 0 10800 44 21600 88 10800" draw:text-areas="0 ?f6 88 ?f3" draw:type="can" draw:modifiers="3397.140454163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3" draw:layer="layout" svg:width="3.753cm" svg:height="0.819cm" svg:x="8.755cm" svg:y="17.998cm">
          <text:p/>
          <draw:enhanced-geometry svg:viewBox="0 0 21600 21600" draw:mirror-vertical="true" draw:glue-points="?f7 0 ?f6 ?f1 0 ?f10 ?f6 21600 ?f4 ?f10 21600 ?f9" draw:path-stretchpoint-x="10800" draw:path-stretchpoint-y="10800" draw:text-areas="0 ?f1 ?f4 ?f12" draw:type="cube" draw:modifiers="13204.6332046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26" draw:layer="layout" svg:width="5.429cm" svg:height="1.902cm" svg:x="9.322cm" svg:y="12.407cm">
          <text:p/>
          <draw:enhanced-geometry svg:viewBox="0 0 21600 21600" draw:type="rectangle" draw:enhanced-path="M 0 0 L 21600 0 21600 21600 0 21600 0 0 Z N"/>
        </draw:custom-shape>
        <draw:custom-shape draw:style-name="gr64" draw:text-style-name="P3" draw:layer="layout" svg:width="3.688cm" svg:height="1.993cm" svg:x="11.088cm" svg:y="10.353cm">
          <text:p text:style-name="P3">DCDC</text:p>
          <draw:enhanced-geometry svg:viewBox="0 0 21600 21600" draw:type="rectangle" draw:enhanced-path="M 0 0 L 21600 0 21600 21600 0 21600 0 0 Z N"/>
        </draw:custom-shape>
        <draw:custom-shape draw:style-name="gr65" draw:text-style-name="P27" draw:layer="layout" svg:width="2.361cm" svg:height="1.878cm" svg:x="6.436cm" svg:y="11.706cm">
          <text:p text:style-name="P3">USB</text:p>
          <draw:enhanced-geometry svg:viewBox="0 0 21600 21600" draw:type="rectangle" draw:enhanced-path="M 0 0 L 21600 0 21600 21600 0 21600 0 0 Z N"/>
        </draw:custom-shape>
        <draw:custom-shape draw:style-name="gr66" draw:text-style-name="P25" draw:layer="layout" svg:width="0.833cm" svg:height="2.82cm" svg:x="7.477cm" svg:y="13.765cm">
          <text:p/>
          <draw:enhanced-geometry svg:viewBox="0 0 21600 21600" draw:type="rectangle" draw:enhanced-path="M 0 0 L 21600 0 21600 21600 0 21600 0 0 Z N"/>
        </draw:custom-shape>
        <draw:custom-shape draw:style-name="gr67" draw:text-style-name="P3" draw:layer="layout" svg:width="0.367cm" svg:height="2.657cm" svg:x="10.629cm" svg:y="7.559cm">
          <text:p/>
          <draw:enhanced-geometry svg:viewBox="0 0 21600 21600" draw:type="rectangle" draw:enhanced-path="M 0 0 L 21600 0 21600 21600 0 21600 0 0 Z N"/>
        </draw:custom-shape>
        <draw:custom-shape draw:style-name="gr68" draw:text-style-name="P28" draw:layer="layout" svg:width="0.87cm" svg:height="1.283cm" svg:x="7.514cm" svg:y="19.769cm">
          <text:p text:style-name="P3"><text:span text:style-name="T1">DCJACK</text:span></text:p>
          <draw:enhanced-geometry svg:viewBox="0 0 21600 21600" draw:type="rectangle" draw:enhanced-path="M 0 0 L 21600 0 21600 21600 0 21600 0 0 Z N"/>
        </draw:custom-shape>
      </draw:page>
      <draw:page draw:name="page5" draw:style-name="dp1" draw:master-page-name="標準">
        <draw:g>
          <draw:custom-shape draw:style-name="gr69" draw:text-style-name="P6" draw:layer="layout" svg:width="9.004cm" svg:height="7.477cm" svg:x="9.082cm" svg:y="7.1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70" draw:text-style-name="P6" draw:layer="layout" svg:width="6.89cm" svg:height="4.155cm" draw:transform="skewX (1.30077545262478E-016) rotate (0.824319005716922) translate (13.2983639011996cm 8.6310455548567cm)" svg:viewBox="0 0 6891 4156" draw:points="112,4123 2981,4122 6891,363 4260,0 38,4120 0,4156">
            <text:p/>
          </draw:polygon>
          <draw:polyline draw:style-name="gr71" draw:text-style-name="P6" draw:layer="layout" svg:width="7.055cm" svg:height="0cm" svg:x="9.082cm" svg:y="11.032cm" svg:viewBox="0 0 7056 0" draw:points="0,0 580,0 7056,0">
            <text:p/>
          </draw:polyline>
          <draw:polyline draw:style-name="gr71" draw:text-style-name="P6" draw:layer="layout" svg:width="7.055cm" svg:height="0cm" svg:x="9.082cm" svg:y="12.032cm" svg:viewBox="0 0 7056 0" draw:points="0,0 580,0 7056,0">
            <text:p/>
          </draw:polyline>
          <draw:polyline draw:style-name="gr71" draw:text-style-name="P6" draw:layer="layout" svg:width="7.055cm" svg:height="0cm" svg:x="9.082cm" svg:y="13.132cm" svg:viewBox="0 0 7056 0" draw:points="0,0 580,0 7056,0">
            <text:p/>
          </draw:polyline>
          <draw:polyline draw:style-name="gr71" draw:text-style-name="P6" draw:layer="layout" svg:width="7.055cm" svg:height="0cm" svg:x="9.082cm" svg:y="10.132cm" svg:viewBox="0 0 7056 0" draw:points="0,0 580,0 7056,0">
            <text:p/>
          </draw:polyline>
          <draw:polyline draw:style-name="gr71" draw:text-style-name="P6" draw:layer="layout" svg:width="1.473cm" svg:height="7.529cm" svg:x="11.862cm" svg:y="7.241cm" svg:viewBox="0 0 1474 7530" draw:points="0,7530 0,1790 1474,0">
            <text:p/>
          </draw:polyline>
          <draw:polyline draw:style-name="gr71" draw:text-style-name="P6" draw:layer="layout" svg:width="1.473cm" svg:height="7.529cm" svg:x="13.462cm" svg:y="7.241cm" svg:viewBox="0 0 1474 7530" draw:points="0,7530 0,1790 1474,0">
            <text:p/>
          </draw:polyline>
          <draw:polyline draw:style-name="gr71" draw:text-style-name="P6" draw:layer="layout" svg:width="1.473cm" svg:height="7.529cm" svg:x="15.062cm" svg:y="7.241cm" svg:viewBox="0 0 1474 7530" draw:points="0,7530 0,1790 1474,0">
            <text:p/>
          </draw:polyline>
          <draw:polyline draw:style-name="gr71" draw:text-style-name="P6" draw:layer="layout" svg:width="7.055cm" svg:height="0cm" svg:x="10.982cm" svg:y="9.432cm" svg:viewBox="0 0 7056 0" draw:points="0,0 580,0 7056,0">
            <text:p/>
          </draw:polyline>
          <draw:polyline draw:style-name="gr71" draw:text-style-name="P6" draw:layer="layout" svg:width="7.055cm" svg:height="0cm" svg:x="10.982cm" svg:y="10.432cm" svg:viewBox="0 0 7056 0" draw:points="0,0 580,0 7056,0">
            <text:p/>
          </draw:polyline>
          <draw:polyline draw:style-name="gr71" draw:text-style-name="P6" draw:layer="layout" svg:width="7.055cm" svg:height="0cm" svg:x="10.982cm" svg:y="11.532cm" svg:viewBox="0 0 7056 0" draw:points="0,0 580,0 7056,0">
            <text:p/>
          </draw:polyline>
          <draw:polyline draw:style-name="gr71" draw:text-style-name="P6" draw:layer="layout" svg:width="7.055cm" svg:height="0cm" svg:x="10.982cm" svg:y="8.532cm" svg:viewBox="0 0 7056 0" draw:points="0,0 580,0 7056,0">
            <text:p/>
          </draw:polyline>
          <draw:polyline draw:style-name="gr71" draw:text-style-name="P6" draw:layer="layout" svg:width="7.055cm" svg:height="0cm" svg:x="10.63cm" svg:y="10.98cm" svg:viewBox="0 0 7056 0" draw:points="7056,0 6476,0 0,0">
            <text:p/>
          </draw:polyline>
          <draw:polyline draw:style-name="gr71" draw:text-style-name="P6" draw:layer="layout" svg:width="7.055cm" svg:height="0cm" svg:x="10.63cm" svg:y="9.98cm" svg:viewBox="0 0 7056 0" draw:points="7056,0 6476,0 0,0">
            <text:p/>
          </draw:polyline>
          <draw:polyline draw:style-name="gr71" draw:text-style-name="P6" draw:layer="layout" svg:width="7.055cm" svg:height="0cm" svg:x="10.63cm" svg:y="8.88cm" svg:viewBox="0 0 7056 0" draw:points="7056,0 6476,0 0,0">
            <text:p/>
          </draw:polyline>
          <draw:polyline draw:style-name="gr71" draw:text-style-name="P6" draw:layer="layout" svg:width="7.055cm" svg:height="0cm" svg:x="10.63cm" svg:y="11.88cm" svg:viewBox="0 0 7056 0" draw:points="7056,0 6476,0 0,0">
            <text:p/>
          </draw:polyline>
          <draw:polyline draw:style-name="gr71" draw:text-style-name="P6" draw:layer="layout" svg:width="1.473cm" svg:height="7.529cm" draw:transform="rotate (-3.14159265358979) translate (16.506cm 14.771cm)" svg:viewBox="0 0 1474 7530" draw:points="0,7530 0,1790 1474,0">
            <text:p/>
          </draw:polyline>
          <draw:polyline draw:style-name="gr71" draw:text-style-name="P6" draw:layer="layout" svg:width="1.473cm" svg:height="7.529cm" draw:transform="rotate (-3.14159265358979) translate (14.906cm 14.771cm)" svg:viewBox="0 0 1474 7530" draw:points="0,7530 0,1790 1474,0">
            <text:p/>
          </draw:polyline>
          <draw:polyline draw:style-name="gr71" draw:text-style-name="P6" draw:layer="layout" svg:width="1.473cm" svg:height="7.529cm" draw:transform="rotate (-3.14159265358979) translate (13.306cm 14.771cm)" svg:viewBox="0 0 1474 7530" draw:points="0,7530 0,1790 1474,0">
            <text:p/>
          </draw:polyline>
          <draw:line draw:style-name="gr71" draw:text-style-name="P6" draw:layer="layout" svg:x1="16.382cm" svg:y1="7.148cm" svg:x2="18.331cm" svg:y2="5.252cm">
            <text:p/>
          </draw:line>
          <draw:line draw:style-name="gr71" draw:text-style-name="P6" draw:layer="layout" svg:x1="16.383cm" svg:y1="8.548cm" svg:x2="18.332cm" svg:y2="6.652cm">
            <text:p/>
          </draw:line>
          <draw:line draw:style-name="gr71" draw:text-style-name="P29" draw:layer="layout" svg:x1="16.383cm" svg:y1="10.248cm" svg:x2="18.332cm" svg:y2="8.352cm">
            <text:p/>
          </draw:line>
          <draw:line draw:style-name="gr71" draw:text-style-name="P6" draw:layer="layout" svg:x1="16.77cm" svg:y1="5.24cm" svg:x2="16.875cm" svg:y2="10.98cm">
            <text:p/>
          </draw:line>
          <draw:line draw:style-name="gr72" draw:text-style-name="P6" draw:layer="layout" svg:x1="17.271cm" svg:y1="4.74cm" svg:x2="17.376cm" svg:y2="10.48cm">
            <text:p/>
          </draw:line>
          <draw:line draw:style-name="gr71" draw:text-style-name="P6" draw:layer="layout" svg:x1="17.772cm" svg:y1="4.34cm" svg:x2="17.877cm" svg:y2="10.08cm">
            <text:p/>
          </draw:line>
          <draw:polyline draw:style-name="gr71" draw:text-style-name="P6" draw:layer="layout" svg:width="7.055cm" svg:height="0cm" svg:x="11.082cm" svg:y="12.632cm" svg:viewBox="0 0 7056 0" draw:points="0,0 580,0 7056,0">
            <text:p/>
          </draw:polyline>
          <draw:polyline draw:style-name="gr71" draw:text-style-name="P6" draw:layer="layout" svg:width="7.055cm" svg:height="0cm" svg:x="10.783cm" svg:y="13.232cm" svg:viewBox="0 0 7056 0" draw:points="0,0 580,0 7056,0">
            <text:p/>
          </draw:polyline>
          <draw:polyline draw:style-name="gr71" draw:text-style-name="P6" draw:layer="layout" svg:width="7.055cm" svg:height="0cm" svg:x="10.283cm" svg:y="13.632cm" svg:viewBox="0 0 7056 0" draw:points="0,0 580,0 7056,0">
            <text:p/>
          </draw:polyline>
          <draw:polyline draw:style-name="gr72" draw:text-style-name="P6" draw:layer="layout" svg:width="7.055cm" svg:height="0cm" svg:x="9.883cm" svg:y="14.032cm" svg:viewBox="0 0 7056 0" draw:points="0,0 580,0 7056,0">
            <text:p/>
          </draw:polyline>
          <draw:polyline draw:style-name="gr71" draw:text-style-name="P6" draw:layer="layout" svg:width="7.055cm" svg:height="0cm" svg:x="9.584cm" svg:y="8.432cm" svg:viewBox="0 0 7056 0" draw:points="0,0 580,0 7056,0">
            <text:p/>
          </draw:polyline>
          <draw:polyline draw:style-name="gr71" draw:text-style-name="P6" draw:layer="layout" svg:width="7.055cm" svg:height="0cm" svg:x="10.084cm" svg:y="8.032cm" svg:viewBox="0 0 7056 0" draw:points="0,0 580,0 7056,0">
            <text:p/>
          </draw:polyline>
          <draw:polyline draw:style-name="gr71" draw:text-style-name="P6" draw:layer="layout" svg:width="7.055cm" svg:height="0cm" svg:x="10.484cm" svg:y="7.632cm" svg:viewBox="0 0 7056 0" draw:points="0,0 580,0 7056,0">
            <text:p/>
          </draw:polyline>
          <draw:polyline draw:style-name="gr71" draw:text-style-name="P6" draw:layer="layout" svg:width="1.473cm" svg:height="7.529cm" svg:x="4.462cm" svg:y="7.242cm" svg:viewBox="0 0 1474 7530" draw:points="0,7530 0,1790 1474,0">
            <text:p/>
          </draw:polyline>
          <draw:polyline draw:style-name="gr71" draw:text-style-name="P6" draw:layer="layout" svg:width="1.473cm" svg:height="7.529cm" draw:transform="rotate (-3.14159265358979) translate (5.206cm 14.772cm)" svg:viewBox="0 0 1474 7530" draw:points="0,7530 0,1790 1474,0">
            <text:p/>
          </draw:polyline>
          <draw:line draw:style-name="gr71" draw:text-style-name="P6" draw:layer="layout" svg:x1="3.282cm" svg:y1="10.349cm" svg:x2="5.231cm" svg:y2="8.453cm">
            <text:p/>
          </draw:line>
          <draw:line draw:style-name="gr71" draw:text-style-name="P6" draw:layer="layout" svg:x1="3.283cm" svg:y1="11.749cm" svg:x2="5.232cm" svg:y2="9.853cm">
            <text:p/>
          </draw:line>
          <draw:line draw:style-name="gr71" draw:text-style-name="P29" draw:layer="layout" svg:x1="3.283cm" svg:y1="13.449cm" svg:x2="5.232cm" svg:y2="11.553cm">
            <text:p/>
          </draw:line>
          <draw:line draw:style-name="gr71" draw:text-style-name="P6" draw:layer="layout" svg:x1="3.671cm" svg:y1="8.641cm" svg:x2="3.776cm" svg:y2="14.381cm">
            <text:p/>
          </draw:line>
          <draw:line draw:style-name="gr71" draw:text-style-name="P6" draw:layer="layout" svg:x1="4.172cm" svg:y1="8.141cm" svg:x2="4.277cm" svg:y2="13.881cm">
            <text:p/>
          </draw:line>
          <draw:line draw:style-name="gr71" draw:text-style-name="P6" draw:layer="layout" svg:x1="4.673cm" svg:y1="7.741cm" svg:x2="4.778cm" svg:y2="13.481cm">
            <text:p/>
          </draw:line>
          <draw:custom-shape draw:style-name="gr69" draw:text-style-name="P6" draw:layer="layout" svg:width="9.004cm" svg:height="7.477cm" svg:x="3.282cm" svg:y="7.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71" draw:text-style-name="P6" draw:layer="layout" svg:width="7.055cm" svg:height="0cm" svg:x="3.282cm" svg:y="11.033cm" svg:viewBox="0 0 7056 0" draw:points="0,0 580,0 7056,0">
            <text:p/>
          </draw:polyline>
          <draw:polyline draw:style-name="gr71" draw:text-style-name="P6" draw:layer="layout" svg:width="7.055cm" svg:height="0cm" svg:x="3.282cm" svg:y="12.033cm" svg:viewBox="0 0 7056 0" draw:points="0,0 580,0 7056,0">
            <text:p/>
          </draw:polyline>
          <draw:polyline draw:style-name="gr71" draw:text-style-name="P6" draw:layer="layout" svg:width="7.055cm" svg:height="0cm" svg:x="3.282cm" svg:y="13.133cm" svg:viewBox="0 0 7056 0" draw:points="0,0 580,0 7056,0">
            <text:p/>
          </draw:polyline>
          <draw:polyline draw:style-name="gr71" draw:text-style-name="P6" draw:layer="layout" svg:width="7.055cm" svg:height="0cm" svg:x="3.282cm" svg:y="10.133cm" svg:viewBox="0 0 7056 0" draw:points="0,0 580,0 7056,0">
            <text:p/>
          </draw:polyline>
          <draw:polyline draw:style-name="gr71" draw:text-style-name="P6" draw:layer="layout" svg:width="1.473cm" svg:height="7.529cm" svg:x="6.062cm" svg:y="7.242cm" svg:viewBox="0 0 1474 7530" draw:points="0,7530 0,1790 1474,0">
            <text:p/>
          </draw:polyline>
          <draw:polyline draw:style-name="gr71" draw:text-style-name="P6" draw:layer="layout" svg:width="1.473cm" svg:height="7.529cm" svg:x="7.662cm" svg:y="7.242cm" svg:viewBox="0 0 1474 7530" draw:points="0,7530 0,1790 1474,0">
            <text:p/>
          </draw:polyline>
          <draw:polyline draw:style-name="gr71" draw:text-style-name="P6" draw:layer="layout" svg:width="1.473cm" svg:height="7.529cm" svg:x="9.262cm" svg:y="7.242cm" svg:viewBox="0 0 1474 7530" draw:points="0,7530 0,1790 1474,0">
            <text:p/>
          </draw:polyline>
          <draw:polyline draw:style-name="gr71" draw:text-style-name="P6" draw:layer="layout" svg:width="7.055cm" svg:height="0cm" svg:x="5.182cm" svg:y="9.433cm" svg:viewBox="0 0 7056 0" draw:points="0,0 580,0 7056,0">
            <text:p/>
          </draw:polyline>
          <draw:polyline draw:style-name="gr71" draw:text-style-name="P6" draw:layer="layout" svg:width="7.055cm" svg:height="0cm" svg:x="5.182cm" svg:y="10.433cm" svg:viewBox="0 0 7056 0" draw:points="0,0 580,0 7056,0">
            <text:p/>
          </draw:polyline>
          <draw:polyline draw:style-name="gr71" draw:text-style-name="P6" draw:layer="layout" svg:width="7.055cm" svg:height="0cm" svg:x="5.182cm" svg:y="11.533cm" svg:viewBox="0 0 7056 0" draw:points="0,0 580,0 7056,0">
            <text:p/>
          </draw:polyline>
          <draw:polyline draw:style-name="gr71" draw:text-style-name="P6" draw:layer="layout" svg:width="7.055cm" svg:height="0cm" svg:x="5.182cm" svg:y="8.533cm" svg:viewBox="0 0 7056 0" draw:points="0,0 580,0 7056,0">
            <text:p/>
          </draw:polyline>
          <draw:polyline draw:style-name="gr71" draw:text-style-name="P6" draw:layer="layout" svg:width="7.055cm" svg:height="0cm" svg:x="4.83cm" svg:y="10.981cm" svg:viewBox="0 0 7056 0" draw:points="7056,0 6476,0 0,0">
            <text:p/>
          </draw:polyline>
          <draw:polyline draw:style-name="gr71" draw:text-style-name="P6" draw:layer="layout" svg:width="7.055cm" svg:height="0cm" svg:x="4.83cm" svg:y="9.981cm" svg:viewBox="0 0 7056 0" draw:points="7056,0 6476,0 0,0">
            <text:p/>
          </draw:polyline>
          <draw:polyline draw:style-name="gr71" draw:text-style-name="P6" draw:layer="layout" svg:width="7.055cm" svg:height="0cm" svg:x="4.83cm" svg:y="8.881cm" svg:viewBox="0 0 7056 0" draw:points="7056,0 6476,0 0,0">
            <text:p/>
          </draw:polyline>
          <draw:polyline draw:style-name="gr71" draw:text-style-name="P6" draw:layer="layout" svg:width="7.055cm" svg:height="0cm" svg:x="4.83cm" svg:y="11.881cm" svg:viewBox="0 0 7056 0" draw:points="7056,0 6476,0 0,0">
            <text:p/>
          </draw:polyline>
          <draw:polyline draw:style-name="gr71" draw:text-style-name="P6" draw:layer="layout" svg:width="1.473cm" svg:height="7.529cm" draw:transform="rotate (-3.14159265358979) translate (10.706cm 14.772cm)" svg:viewBox="0 0 1474 7530" draw:points="0,7530 0,1790 1474,0">
            <text:p/>
          </draw:polyline>
          <draw:polyline draw:style-name="gr71" draw:text-style-name="P6" draw:layer="layout" svg:width="1.473cm" svg:height="7.529cm" draw:transform="rotate (-3.14159265358979) translate (9.10600000000004cm 14.772cm)" svg:viewBox="0 0 1474 7530" draw:points="0,7530 0,1790 1474,0">
            <text:p/>
          </draw:polyline>
          <draw:polyline draw:style-name="gr71" draw:text-style-name="P6" draw:layer="layout" svg:width="1.473cm" svg:height="7.529cm" draw:transform="rotate (-3.14159265358979) translate (7.506cm 14.772cm)" svg:viewBox="0 0 1474 7530" draw:points="0,7530 0,1790 1474,0">
            <text:p/>
          </draw:polyline>
          <draw:line draw:style-name="gr71" draw:text-style-name="P29" draw:layer="layout" svg:x1="10.583cm" svg:y1="10.249cm" svg:x2="12.532cm" svg:y2="8.353cm">
            <text:p/>
          </draw:line>
          <draw:polyline draw:style-name="gr71" draw:text-style-name="P6" draw:layer="layout" svg:width="7.055cm" svg:height="0cm" svg:x="5.282cm" svg:y="12.633cm" svg:viewBox="0 0 7056 0" draw:points="0,0 580,0 7056,0">
            <text:p/>
          </draw:polyline>
          <draw:polyline draw:style-name="gr71" draw:text-style-name="P6" draw:layer="layout" svg:width="7.055cm" svg:height="0cm" svg:x="4.983cm" svg:y="13.233cm" svg:viewBox="0 0 7056 0" draw:points="0,0 580,0 7056,0">
            <text:p/>
          </draw:polyline>
          <draw:polyline draw:style-name="gr71" draw:text-style-name="P6" draw:layer="layout" svg:width="7.055cm" svg:height="0cm" svg:x="4.483cm" svg:y="13.633cm" svg:viewBox="0 0 7056 0" draw:points="0,0 580,0 7056,0">
            <text:p/>
          </draw:polyline>
          <draw:polyline draw:style-name="gr71" draw:text-style-name="P6" draw:layer="layout" svg:width="7.055cm" svg:height="0cm" svg:x="4.083cm" svg:y="14.033cm" svg:viewBox="0 0 7056 0" draw:points="0,0 580,0 7056,0">
            <text:p/>
          </draw:polyline>
          <draw:polyline draw:style-name="gr71" draw:text-style-name="P6" draw:layer="layout" svg:width="7.055cm" svg:height="0cm" svg:x="3.784cm" svg:y="8.433cm" svg:viewBox="0 0 7056 0" draw:points="0,0 580,0 7056,0">
            <text:p/>
          </draw:polyline>
          <draw:polyline draw:style-name="gr71" draw:text-style-name="P6" draw:layer="layout" svg:width="7.055cm" svg:height="0cm" svg:x="4.284cm" svg:y="8.033cm" svg:viewBox="0 0 7056 0" draw:points="0,0 580,0 7056,0">
            <text:p/>
          </draw:polyline>
          <draw:polyline draw:style-name="gr71" draw:text-style-name="P6" draw:layer="layout" svg:width="7.055cm" svg:height="0cm" svg:x="4.684cm" svg:y="7.633cm" svg:viewBox="0 0 7056 0" draw:points="0,0 580,0 7056,0">
            <text:p/>
          </draw:polyline>
          <draw:polyline draw:style-name="gr72" draw:text-style-name="P6" draw:layer="layout" svg:width="6.489cm" svg:height="2.928cm" draw:transform="skewX (9.79864575766673E-017) rotate (2.27398948242341) translate (15.8477425233734cm 14.690218278812cm)" svg:viewBox="0 0 6490 2929" draw:points="0,0 6351,0 6490,2604 278,2929">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30T10:13:24.146037710</meta:creation-date>
    <dc:date>2017-09-12T12:41:56.465768076</dc:date>
    <meta:editing-duration>PT2H27M42S</meta:editing-duration>
    <meta:editing-cycles>5</meta:editing-cycles>
    <meta:generator>LibreOffice/5.1.6.2$Linux_X86_64 LibreOffice_project/10m0$Build-2</meta:generator>
    <meta:document-statistic meta:object-count="221"/>
  </office:meta>
</office:document-meta>
</file>